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c5000b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ff950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579d1c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0084d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textarea-horizontal-align="justify" draw:textarea-vertical-align="middle" draw:auto-grow-height="false" fo:min-height="0.421cm" fo:min-width="0.171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9cm" fo:min-width="1.9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9cm" fo:min-width="2.0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161cm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2.134cm" fo:min-width="3.262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186cm" fo:min-width="3.70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186cm" fo:min-width="3.139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 draw:fill-color="#ffffff"/>
      <style:paragraph-properties fo:text-align="center"/>
      <style:text-properties fo:color="#579d1c"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/>
    </style:style>
    <style:style style:name="T3" style:family="text">
      <style:text-properties fo:color="#579d1c" fo:font-size="14pt" style:font-size-asian="14pt" style:font-size-complex="14pt"/>
    </style:style>
    <style:style style:name="T4" style:family="text">
      <style:text-properties fo:color="#579d1c" style:text-position="super 58%"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cm" svg:y1="10.302cm" svg:x2="22.13cm" svg:y2="10.302cm">
          <text:p/>
        </draw:line>
        <draw:line draw:style-name="gr2" draw:text-style-name="P1" draw:layer="layout" svg:x1="1.2cm" svg:y1="12.302cm" svg:x2="22.13cm" svg:y2="12.302cm">
          <text:p/>
        </draw:line>
        <draw:line draw:style-name="gr3" draw:text-style-name="P1" draw:layer="layout" svg:x1="1.2cm" svg:y1="14.302cm" svg:x2="22.13cm" svg:y2="14.302cm">
          <text:p/>
        </draw:line>
        <draw:line draw:style-name="gr4" draw:text-style-name="P1" draw:layer="layout" svg:x1="2.583cm" svg:y1="10.314cm" svg:x2="4.318cm" svg:y2="10.314cm">
          <text:p/>
        </draw:line>
        <draw:line draw:style-name="gr4" draw:text-style-name="P1" draw:layer="layout" svg:x1="4.284cm" svg:y1="10.314cm" svg:x2="6.39cm" svg:y2="12.361cm">
          <text:p/>
        </draw:line>
        <draw:line draw:style-name="gr4" draw:text-style-name="P1" draw:layer="layout" svg:x1="6.303cm" svg:y1="12.386cm" svg:x2="8.319cm" svg:y2="10.314cm">
          <text:p/>
        </draw:line>
        <draw:line draw:style-name="gr4" draw:text-style-name="P1" draw:layer="layout" svg:x1="8.384cm" svg:y1="10.314cm" svg:x2="10.396cm" svg:y2="14.433cm">
          <text:p/>
        </draw:line>
        <draw:line draw:style-name="gr4" draw:text-style-name="P1" draw:layer="layout" svg:x1="15.301cm" svg:y1="14.32cm" svg:x2="16.319cm" svg:y2="10.314cm">
          <text:p/>
        </draw:line>
        <draw:line draw:style-name="gr4" draw:text-style-name="P1" draw:layer="layout" svg:x1="16.284cm" svg:y1="10.314cm" svg:x2="18.334cm" svg:y2="14.345cm">
          <text:p/>
        </draw:line>
        <draw:line draw:style-name="gr4" draw:text-style-name="P1" draw:layer="layout" svg:x1="10.584cm" svg:y1="14.314cm" svg:x2="15.351cm" svg:y2="14.314cm">
          <text:p/>
        </draw:line>
        <draw:custom-shape draw:style-name="gr5" draw:text-style-name="P2" draw:layer="layout" svg:width="0.949cm" svg:height="0.949cm" svg:x="1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459cm" svg:y1="17.488cm" svg:x2="21.941cm" svg:y2="17.488cm">
          <text:p text:style-name="P2"/>
          <text:p text:style-name="P2"><text:span text:style-name="T1">time</text:span></text:p>
        </draw:line>
        <draw:custom-shape draw:style-name="gr5" draw:text-style-name="P2" draw:layer="layout" svg:width="0.949cm" svg:height="0.949cm" svg:x="3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49cm" svg:height="0.949cm" svg:x="5.846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49cm" svg:height="0.949cm" svg:x="7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49cm" svg:height="0.949cm" svg:x="15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49cm" svg:height="0.949cm" svg:x="17.846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49cm" svg:height="0.949cm" svg:x="9.846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127cm" svg:height="0.806cm" draw:transform="rotate (1.5707963267949) translate (1.967cm 9.573cm)">
          <draw:text-box>
            <text:p><text:span text:style-name="T2">Create New</text:span></text:p>
          </draw:text-box>
        </draw:frame>
        <draw:frame draw:style-name="gr8" draw:text-style-name="P3" draw:layer="layout" svg:width="5.887cm" svg:height="0.962cm" draw:transform="rotate (1.5707963267949) translate (3.935cm 9.595cm)">
          <draw:text-box>
            <text:p><text:span text:style-name="T2">Save and Continue</text:span></text:p>
          </draw:text-box>
        </draw:frame>
        <draw:frame draw:style-name="gr9" draw:text-style-name="P3" draw:layer="layout" svg:width="5.163cm" svg:height="0.806cm" draw:transform="rotate (1.5707963267949) translate (5.939cm 9.573cm)">
          <draw:text-box>
            <text:p><text:span text:style-name="T2">Save and Dashboard</text:span></text:p>
          </draw:text-box>
        </draw:frame>
        <draw:frame draw:style-name="gr10" draw:text-style-name="P4" draw:layer="layout" svg:width="2.491cm" svg:height="1.379cm" svg:x="9.021cm" svg:y="14.732cm">
          <draw:text-box>
            <text:p text:style-name="P2"><text:span text:style-name="T3">1</text:span><text:span text:style-name="T4">st</text:span><text:span text:style-name="T3"> Public</text:span></text:p>
            <text:p text:style-name="P2"><text:span text:style-name="T3">Version</text:span></text:p>
          </draw:text-box>
        </draw:frame>
        <draw:frame draw:style-name="gr11" draw:text-style-name="P3" draw:layer="layout" svg:width="1.357cm" svg:height="0.806cm" draw:transform="rotate (1.5707963267949) translate (7.929cm 9.573cm)">
          <draw:text-box>
            <text:p><text:span text:style-name="T2">Edit</text:span></text:p>
          </draw:text-box>
        </draw:frame>
        <draw:frame draw:style-name="gr12" draw:text-style-name="P3" draw:layer="layout" svg:width="4.678cm" svg:height="1.916cm" draw:transform="rotate (1.5707963267949) translate (9.93cm 9.573cm)">
          <draw:text-box>
            <text:p><text:span text:style-name="T2">Save and Publish</text:span></text:p>
          </draw:text-box>
        </draw:frame>
        <draw:frame draw:style-name="gr11" draw:text-style-name="P3" draw:layer="layout" svg:width="1.357cm" svg:height="0.806cm" draw:transform="rotate (1.5707963267949) translate (15.929cm 9.573cm)">
          <draw:text-box>
            <text:p><text:span text:style-name="T2">Edit</text:span></text:p>
          </draw:text-box>
        </draw:frame>
        <draw:frame draw:style-name="gr12" draw:text-style-name="P3" draw:layer="layout" svg:width="5.764cm" svg:height="1.916cm" draw:transform="rotate (1.5707963267949) translate (17.93cm 9.573cm)">
          <draw:text-box>
            <text:p><text:span text:style-name="T2">Save and Publish</text:span></text:p>
          </draw:text-box>
        </draw:frame>
        <draw:frame draw:style-name="gr13" draw:text-style-name="P4" draw:layer="layout" svg:width="2.589cm" svg:height="1.379cm" svg:x="17.122cm" svg:y="14.733cm">
          <draw:text-box>
            <text:p text:style-name="P2"><text:span text:style-name="T3">2</text:span><text:span text:style-name="T4">nd</text:span><text:span text:style-name="T3"> Public</text:span></text:p>
            <text:p text:style-name="P2"><text:span text:style-name="T3">Version</text:span></text:p>
          </draw:text-box>
        </draw:frame>
        <draw:frame draw:style-name="gr14" draw:text-style-name="P5" draw:layer="layout" svg:width="20.661cm" svg:height="1.195cm" svg:x="0.922cm" svg:y="0.898cm">
          <draw:text-box>
            <text:p><text:span text:style-name="T5">SNAC Constellation Locking and Publishing Overview</text:span></text:p>
          </draw:text-box>
        </draw:frame>
        <draw:frame draw:style-name="gr15" draw:text-style-name="P7" draw:layer="layout" svg:width="3.762cm" svg:height="2.384cm" svg:x="22.63cm" svg:y="13.88cm">
          <draw:text-box>
            <text:p text:style-name="P6"><text:span text:style-name="T6">Public </text:span><text:span text:style-name="T6">View</text:span></text:p>
            <text:p text:style-name="P6"><text:span text:style-name="T7">Published</text:span></text:p>
            <text:p text:style-name="P6"><text:span text:style-name="T7">Deleted</text:span></text:p>
            <text:p text:style-name="P6"><text:span text:style-name="T7">Embargoe</text:span><text:span text:style-name="T7">d</text:span></text:p>
          </draw:text-box>
        </draw:frame>
        <draw:frame draw:style-name="gr16" draw:text-style-name="P7" draw:layer="layout" svg:width="4.202cm" svg:height="1.436cm" svg:x="22.63cm" svg:y="11.88cm">
          <draw:text-box>
            <text:p text:style-name="P6"><text:span text:style-name="T6">Checked Out</text:span></text:p>
            <text:p text:style-name="P6"><text:span text:style-name="T7">Locked to User</text:span></text:p>
          </draw:text-box>
        </draw:frame>
        <draw:frame draw:style-name="gr17" draw:text-style-name="P7" draw:layer="layout" svg:width="3.639cm" svg:height="1.436cm" svg:x="22.63cm" svg:y="9.88cm">
          <draw:text-box>
            <text:p text:style-name="P6"><text:span text:style-name="T6">Locked</text:span></text:p>
            <text:p text:style-name="P6"><text:span text:style-name="T7">Currently Edi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14:40:49.353318442</meta:creation-date>
    <dc:date>2016-06-13T15:29:50.636257056</dc:date>
    <meta:editing-duration>PT10M</meta:editing-duration>
    <meta:editing-cycles>4</meta:editing-cycles>
    <meta:generator>LibreOffice/5.1.3.2$Linux_X86_64 LibreOffice_project/10m0$Build-2</meta:generator>
    <meta:document-statistic meta:object-count="31"/>
  </office:meta>
</office:document-meta>
</file>